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46E9550CF09A1198A4.png" manifest:media-type="image/png"/>
  <manifest:file-entry manifest:full-path="Pictures/10000201000002DE000001E80F0CFE715E696478.png" manifest:media-type="image/png"/>
  <manifest:file-entry manifest:full-path="Pictures/10000201000002DE000001E83AF4446497882A47.png" manifest:media-type="image/png"/>
  <manifest:file-entry manifest:full-path="Pictures/10000201000002DE000001E886A7693AD3079B89.png" manifest:media-type="image/png"/>
  <manifest:file-entry manifest:full-path="Pictures/10000201000002DE000001E8229CDB032BEA59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072" officeooo:paragraph-rsid="001ba072"/>
    </style:style>
    <style:style style:name="P2" style:family="paragraph" style:parent-style-name="Standard">
      <style:paragraph-properties fo:break-before="page"/>
      <style:text-properties officeooo:rsid="001ba072" officeooo:paragraph-rsid="001ba07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4.4492in" draw:z-index="0"><draw:image xlink:href="Pictures/10000201000002DE000001E886A7693AD3079B89.png" xlink:type="simple" xlink:show="embed" xlink:actuate="onLoad" loext:mime-type="image/png"/></draw:frame><draw:frame draw:style-name="fr2" draw:name="Image2" text:anchor-type="paragraph" svg:x="-0.0209in" svg:y="4.7917in" svg:width="6.6929in" svg:height="4.4492in" draw:z-index="1"><draw:image xlink:href="Pictures/10000201000002DE000001E8229CDB032BEA5992.png" xlink:type="simple" xlink:show="embed" xlink:actuate="onLoad" loext:mime-type="image/png"/></draw:frame></text:p>
      <text:p text:style-name="P2"><draw:frame draw:style-name="fr3" draw:name="Image3" text:anchor-type="paragraph" svg:width="6.6929in" svg:height="4.4492in" draw:z-index="2"><draw:image xlink:href="Pictures/10000201000002DE000001E83AF4446497882A47.png" xlink:type="simple" xlink:show="embed" xlink:actuate="onLoad" loext:mime-type="image/png"/></draw:frame></text:p>
      <text:p text:style-name="P1"><draw:frame draw:style-name="fr3" draw:name="Image5" text:anchor-type="paragraph" svg:width="6.6929in" svg:height="4.4492in" draw:z-index="4"><draw:image xlink:href="Pictures/10000201000002DE000001E80F0CFE715E696478.png" xlink:type="simple" xlink:show="embed" xlink:actuate="onLoad" loext:mime-type="image/png"/></draw:frame></text:p>
      <text:p text:style-name="P1"/>
      <text:p text:style-name="P1"><draw:frame draw:style-name="fr3" draw:name="Image4" text:anchor-type="paragraph" svg:width="6.6929in" svg:height="0.5854in" draw:z-index="3"><draw:image xlink:href="Pictures/100002010000032000000046E9550CF09A1198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48:05.993753840</meta:creation-date>
    <dc:date>2018-09-25T18:05:31.996402121</dc:date>
    <meta:editing-duration>PT7M15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